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HellasTimes" svg:font-family="HellasTimes,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padding="0mm" fo:border="none"/>
    </style:style>
    <style:style style:name="P2" style:family="paragraph" style:parent-style-name="Footer">
      <style:paragraph-properties fo:padding="0mm" fo:border="none"/>
    </style:style>
    <style:style style:name="P3" style:family="paragraph" style:parent-style-name="Footer">
      <style:paragraph-properties fo:text-align="end" style:justify-single-word="false"/>
      <style:text-properties fo:font-size="10pt" style:text-underline-style="none" officeooo:rsid="00215a0b" officeooo:paragraph-rsid="0032639d" style:font-size-asian="8.75pt" style:font-size-complex="10pt"/>
    </style:style>
    <style:style style:name="P4" style:family="paragraph" style:parent-style-name="Footer">
      <style:paragraph-properties fo:text-align="end" style:justify-single-word="false"/>
      <style:text-properties fo:font-size="10pt" style:text-underline-style="none" officeooo:rsid="00215a0b" officeooo:paragraph-rsid="0043f0f8" style:font-size-asian="8.75pt" style:font-size-complex="10pt"/>
    </style:style>
    <style:style style:name="P5" style:family="paragraph" style:parent-style-name="Heading_20_1">
      <style:paragraph-properties fo:break-before="page"/>
      <style:text-properties officeooo:paragraph-rsid="0022c5a1"/>
    </style:style>
    <style:style style:name="P6" style:family="paragraph" style:parent-style-name="Heading_20_1">
      <style:paragraph-properties fo:break-before="page"/>
      <style:text-properties officeooo:rsid="00506ed7" officeooo:paragraph-rsid="00506ed7"/>
    </style:style>
    <style:style style:name="P7" style:family="paragraph" style:parent-style-name="Text_20_body">
      <style:text-properties officeooo:paragraph-rsid="0022c5a1"/>
    </style:style>
    <style:style style:name="P8" style:family="paragraph" style:parent-style-name="Text_20_body">
      <style:paragraph-properties fo:text-align="justify" style:justify-single-word="false"/>
      <style:text-properties officeooo:paragraph-rsid="0026e258"/>
    </style:style>
    <style:style style:name="P9" style:family="paragraph" style:parent-style-name="Text_20_body">
      <style:paragraph-properties fo:text-align="justify" style:justify-single-word="false"/>
      <style:text-properties officeooo:rsid="002ae603" officeooo:paragraph-rsid="002ae603"/>
    </style:style>
    <style:style style:name="P10" style:family="paragraph" style:parent-style-name="Text_20_body">
      <style:text-properties officeooo:paragraph-rsid="002f78e7"/>
    </style:style>
    <style:style style:name="P11" style:family="paragraph" style:parent-style-name="Text_20_body">
      <style:text-properties officeooo:paragraph-rsid="0041b273"/>
    </style:style>
    <style:style style:name="P12" style:family="paragraph" style:parent-style-name="Text_20_body">
      <style:text-properties officeooo:paragraph-rsid="0044ecbd"/>
    </style:style>
    <style:style style:name="P13" style:family="paragraph" style:parent-style-name="Text_20_body">
      <style:text-properties fo:font-weight="bold" officeooo:rsid="00454f17" officeooo:paragraph-rsid="00454f17" style:font-weight-asian="bold" style:font-weight-complex="bold"/>
    </style:style>
    <style:style style:name="P14" style:family="paragraph" style:parent-style-name="Text_20_body">
      <style:text-properties fo:font-weight="bold" officeooo:rsid="00454f17" officeooo:paragraph-rsid="004ecc55" style:font-weight-asian="bold" style:font-weight-complex="bold"/>
    </style:style>
    <style:style style:name="P15" style:family="paragraph" style:parent-style-name="Text_20_body">
      <style:text-properties fo:font-weight="bold" officeooo:rsid="0045bb26" officeooo:paragraph-rsid="004ecc55" style:font-weight-asian="bold" style:font-weight-complex="bold"/>
    </style:style>
    <style:style style:name="P16" style:family="paragraph" style:parent-style-name="Text_20_body">
      <style:text-properties fo:font-weight="bold" officeooo:rsid="0047d2d6" officeooo:paragraph-rsid="0047d2d6" style:font-weight-asian="bold" style:font-weight-complex="bold"/>
    </style:style>
    <style:style style:name="P17" style:family="paragraph" style:parent-style-name="Text_20_body">
      <style:text-properties fo:font-weight="bold" officeooo:rsid="004e6693" officeooo:paragraph-rsid="004e6693" style:font-weight-asian="bold" style:font-weight-complex="bold"/>
    </style:style>
    <style:style style:name="P18" style:family="paragraph" style:parent-style-name="Text_20_body">
      <style:text-properties fo:font-weight="bold" officeooo:rsid="004e6693" officeooo:paragraph-rsid="004ecc55" style:font-weight-asian="bold" style:font-weight-complex="bold"/>
    </style:style>
    <style:style style:name="P19" style:family="paragraph" style:parent-style-name="Text_20_body">
      <style:text-properties fo:font-weight="bold" officeooo:rsid="004ecc55" officeooo:paragraph-rsid="004ecc55" style:font-weight-asian="bold" style:font-weight-complex="bold"/>
    </style:style>
    <style:style style:name="P20" style:family="paragraph" style:parent-style-name="Text_20_body">
      <style:text-properties officeooo:rsid="0052535a" officeooo:paragraph-rsid="0052535a"/>
    </style:style>
    <style:style style:name="P21" style:family="paragraph" style:parent-style-name="Text_20_body">
      <style:paragraph-properties fo:margin-top="0mm" fo:margin-bottom="0mm" loext:contextual-spacing="false" fo:line-height="100%" fo:text-align="justify" style:justify-single-word="false"/>
      <style:text-properties officeooo:paragraph-rsid="0022c5a1"/>
    </style:style>
    <style:style style:name="P22" style:family="paragraph" style:parent-style-name="Standard">
      <style:paragraph-properties fo:margin-top="0mm" fo:margin-bottom="0mm" loext:contextual-spacing="false" fo:line-height="100%" fo:text-align="start" style:justify-single-word="false"/>
      <style:text-properties officeooo:rsid="0022c5a1" officeooo:paragraph-rsid="000a1f39"/>
    </style:style>
    <style:style style:name="P23" style:family="paragraph" style:parent-style-name="Standard" style:master-page-name="First_20_Page">
      <style:paragraph-properties fo:margin-top="0mm" fo:margin-bottom="0mm" loext:contextual-spacing="false" fo:line-height="100%" fo:text-align="center" style:justify-single-word="false" style:page-number="auto"/>
      <style:text-properties style:font-name="Ubuntu" fo:font-size="12pt" officeooo:rsid="00056e7e" officeooo:paragraph-rsid="00063aab" style:font-size-asian="12pt" style:font-size-complex="12pt"/>
    </style:style>
    <style:style style:name="P24" style:family="paragraph" style:parent-style-name="Header">
      <style:paragraph-properties fo:text-align="start" style:justify-single-word="false">
        <style:tab-stops>
          <style:tab-stop style:position="73.25mm" style:type="center"/>
          <style:tab-stop style:position="168.15mm" style:type="right"/>
        </style:tab-stops>
      </style:paragraph-properties>
      <style:text-properties officeooo:rsid="0035f786" officeooo:paragraph-rsid="0035f786"/>
    </style:style>
    <style:style style:name="P25" style:family="paragraph" style:parent-style-name="Header">
      <style:paragraph-properties fo:padding="0mm" fo:border="none"/>
      <style:text-properties style:font-name="Times New Roman" fo:font-size="9pt" fo:font-weight="bold" style:font-size-asian="9pt" style:font-weight-asian="bold" style:font-name-complex="Times New Roman"/>
    </style:style>
    <style:style style:name="P26" style:family="paragraph" style:parent-style-name="Header">
      <style:paragraph-properties fo:padding="0mm" fo:border="none"/>
      <style:text-properties style:font-name="Times New Roman" fo:font-size="9pt" fo:font-weight="bold" style:font-size-asian="9pt" style:font-weight-asian="bold" style:font-name-complex="Times New Roman" style:font-size-complex="9pt"/>
    </style:style>
    <style:style style:name="P27" style:family="paragraph" style:parent-style-name="Contents_20_1">
      <style:paragraph-properties>
        <style:tab-stops>
          <style:tab-stop style:position="170mm" style:type="right" style:leader-style="dotted" style:leader-text="."/>
        </style:tab-stops>
      </style:paragraph-properties>
    </style:style>
    <style:style style:name="P28" style:family="paragraph" style:parent-style-name="Contents_20_2">
      <style:paragraph-properties>
        <style:tab-stops>
          <style:tab-stop style:position="165.01mm" style:type="right" style:leader-style="dotted" style:leader-text="."/>
        </style:tab-stops>
      </style:paragraph-properties>
    </style:style>
    <style:style style:name="P29" style:family="paragraph" style:parent-style-name="Heading_20_2">
      <style:text-properties officeooo:rsid="0044ecbd" officeooo:paragraph-rsid="0044ecbd"/>
    </style:style>
    <style:style style:name="P30" style:family="paragraph" style:parent-style-name="Heading_20_2">
      <style:text-properties officeooo:rsid="0052535a" officeooo:paragraph-rsid="0052535a"/>
    </style:style>
    <style:style style:name="P31" style:family="paragraph" style:parent-style-name="Heading_20_2">
      <style:paragraph-properties fo:break-before="page"/>
      <style:text-properties officeooo:paragraph-rsid="002f78e7"/>
    </style:style>
    <style:style style:name="P32" style:family="paragraph" style:parent-style-name="Heading_20_2">
      <style:paragraph-properties fo:margin-top="0mm" fo:margin-bottom="0mm" loext:contextual-spacing="false" fo:line-height="100%" fo:text-align="justify" style:justify-single-word="false"/>
      <style:text-properties officeooo:rsid="001f667d" officeooo:paragraph-rsid="0022c5a1"/>
    </style:style>
    <style:style style:name="T1" style:family="text">
      <style:text-properties style:font-name="Times New Roman" fo:font-size="9pt" fo:font-weight="bold" style:font-size-asian="9pt" style:font-weight-asian="bold" style:font-name-complex="Times New Roman"/>
    </style:style>
    <style:style style:name="T2" style:family="text">
      <style:text-properties officeooo:rsid="00242841"/>
    </style:style>
    <style:style style:name="T3" style:family="text">
      <style:text-properties fo:language="en" fo:country="GB" officeooo:rsid="00242841"/>
    </style:style>
    <style:style style:name="T4" style:family="text">
      <style:text-properties officeooo:rsid="002b03b2"/>
    </style:style>
    <style:style style:name="T5" style:family="text">
      <style:text-properties officeooo:rsid="002f78e7"/>
    </style:style>
    <style:style style:name="T6" style:family="text">
      <style:text-properties officeooo:rsid="003e8834"/>
    </style:style>
    <style:style style:name="T7" style:family="text">
      <style:text-properties officeooo:rsid="0041b273"/>
    </style:style>
    <style:style style:name="T8" style:family="text">
      <style:text-properties fo:font-weight="normal" style:font-weight-asian="normal" style:font-weight-complex="normal"/>
    </style:style>
    <style:style style:name="T9" style:family="text">
      <style:text-properties fo:font-weight="normal" officeooo:rsid="0045bb26" style:font-weight-asian="normal" style:font-weight-complex="normal"/>
    </style:style>
    <style:style style:name="T10" style:family="text">
      <style:text-properties fo:font-weight="normal" officeooo:rsid="0047bafa" style:font-weight-asian="normal" style:font-weight-complex="normal"/>
    </style:style>
    <style:style style:name="T11" style:family="text">
      <style:text-properties fo:font-weight="normal" officeooo:rsid="004ceeb9" style:font-weight-asian="normal" style:font-weight-complex="normal"/>
    </style:style>
    <style:style style:name="T12" style:family="text">
      <style:text-properties fo:font-weight="normal" officeooo:rsid="004e6693" style:font-weight-asian="normal" style:font-weight-complex="normal"/>
    </style:style>
    <style:style style:name="T13" style:family="text">
      <style:text-properties officeooo:rsid="0047d2d6"/>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table-of-content text:style-name="Sect1" text:protected="true" text:name="Table of Contents1">
        <text:table-of-content-source text:outline-level="10" text:use-index-marks="false">
          <text:index-title-template text:style-name="">Περιεχόμενα</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Περιεχόμενα</text:p>
          </text:index-title>
          <text:p text:style-name="P27"><text:a xlink:type="simple" xlink:href="#__RefHeading___Toc4585_1279794770" text:style-name="Index_20_Link" text:visited-style-name="Index_20_Link"><text:s/>1. Εισαγωγή<text:tab/>2</text:a></text:p>
          <text:p text:style-name="P28"><text:a xlink:type="simple" xlink:href="#__RefHeading___Toc4565_1279794770" text:style-name="Index_20_Link" text:visited-style-name="Index_20_Link">1.1 Πρόλογος<text:tab/>2</text:a></text:p>
          <text:p text:style-name="P28"><text:a xlink:type="simple" xlink:href="#__RefHeading___Toc4807_1279794770" text:style-name="Index_20_Link" text:visited-style-name="Index_20_Link">1.2 Σκοπός<text:tab/>3</text:a></text:p>
          <text:p text:style-name="P28"><text:a xlink:type="simple" xlink:href="#__RefHeading___Toc4809_1279794770" text:style-name="Index_20_Link" text:visited-style-name="Index_20_Link">1.3 Δομή Διπλωματικής Εργασίας<text:tab/>3</text:a></text:p>
          <text:p text:style-name="P27"><text:a xlink:type="simple" xlink:href="#__RefHeading___Toc5530_1279794770" text:style-name="Index_20_Link" text:visited-style-name="Index_20_Link"><text:s/>2. Σχετική Έρευνα<text:tab/>5</text:a></text:p>
          <text:p text:style-name="P28"><text:a xlink:type="simple" xlink:href="#__RefHeading___Toc5532_1279794770" text:style-name="Index_20_Link" text:visited-style-name="Index_20_Link">2.1 Κοινωνικά Δίκτυα<text:tab/>5</text:a></text:p>
        </text:index-body>
      </text:table-of-content>
      <text:p text:style-name="P22"/>
      <text:h text:style-name="P5" text:outline-level="1"><text:bookmark-start text:name="__RefHeading___Toc4585_1279794770"/>1. Εισαγωγή<text:bookmark-end text:name="__RefHeading___Toc4585_1279794770"/></text:h>
      <text:p text:style-name="P7"/>
      <text:p text:style-name="P7"/>
      <text:h text:style-name="P32" text:outline-level="2"><text:bookmark-start text:name="__RefHeading___Toc4565_1279794770"/>1.1 Πρόλογος<text:bookmark-end text:name="__RefHeading___Toc4565_1279794770"/></text:h>
      <text:p text:style-name="P21"/>
      <text:p text:style-name="P21"/>
      <text:p text:style-name="P8"><text:tab/><text:span text:style-name="T2">Η ραγδαία εξέλιξη της τεχνολογίας κατά τα τέλει του 20ου και αρχή του 21ου αιώνα έχει οδηγήσει στην ανάπτυξη του τομέα των τηλεπικοινωνιών. Η ανάπτυξη αυτή έχει φέρει μαζί της την εξέλιξη και διάδοση των κινητών τηλεφωνικών συσκευών. Πλέον το κάθε άτομο έχει στην διάθεση του, πολλαπλές φορητές συσκευές ( </text:span><text:span text:style-name="T3">smart-phones</text:span><text:span text:style-name="T2">, tablets κλπ). </text:span></text:p>
      <text:p text:style-name="P8"/>
      <text:p text:style-name="P8"><text:span text:style-name="T2"><text:tab/>Παράλληλα με την σμίκρυνση και εξέλιξη των φορητών συσκευών, παρατηρούμε την εμφάνιση των κοινωνικών δικτύων ως αναπόσπαστο κομμάτι τους. Εν έτη 2018, είναι κοινώς αποδεκτό το γεγονός, ότι σαν άτομα ξοδεύουμε ένα μεγάλο κομμάτι της καθημερινότητάς μας χρησιμοποιώντας εφαρμογές που μας επιτρέπουν να συμμετέχουμε σε κοινωνικά δίκτυα. </text:span></text:p>
      <text:p text:style-name="P8"/>
      <text:p text:style-name="P8"><text:span text:style-name="T2"><text:tab/>Εφαρμογές όπως είναι το Facebook, Twitter και Instagram έχουν αλλάξει σημαντικά τον τρόπο με τον οποίο αλληλεπιδρούμε μεταξύ μας. Κατά τα πρώτα έτη του 21ου αιώνα, είδαμε στον δυτικό κόσμο την μετατόπιση των κοινωνικών δικτύων, από τον φυσικό κόσμο στον ηλεκτρονικό κόσμο. Διαδικασίες και δραστηριότητες που δεν μπορούσαν παρά να είναι περιορισμένες από φυσικά στοιχεία όπως είναι η απόσταση, παίρνουν πλέον μέρος στον κυβερνοχώρο χωρίς τους εν λόγω περιορισμούς. Ενημέρωση και επικοινωνία, παγίωση και επέκταση του επαγγελματικού κύκλου, αναζήτηση εκδηλώσεων και υπηρεσιών , είναι λίγες από τις δραστηριότητες που απαρτίζουν τον κόσμο των κοινωνικών δικτύων σήμερα.</text:span></text:p>
      <text:p text:style-name="P8"/>
      <text:p text:style-name="P9"><text:tab/><text:span text:style-name="T4">Παρά την αδιαμφισβήτητη πρόοδο και διευκόλυνση που προσφέρει όμως η ψηφιακή κοινωνική δικτύωση, είναι συνήθως συνοδευόμενη από άυλα κόστη. Το σημαντικότερο είναι ίσως η παραχώρηση δικαιωμάτων προσωπικών δεδομένων. Οι πλείστες πλατφόρμες κοινωνικής δικτύωσης σήμερα αφαιρούν σε κάποιο βαθμό την δυνατότητα από τους χρήστες, να επιλέξουν το κοινό στο οποίο είναι εμφανής οι πληροφορίες τους.</text:span></text:p>
      <text:h text:style-name="P31" text:outline-level="2"><text:bookmark-start text:name="__RefHeading___Toc4807_1279794770"/><text:span text:style-name="T5">1.2 Σκοπός</text:span><text:bookmark-end text:name="__RefHeading___Toc4807_1279794770"/></text:h>
      <text:p text:style-name="P10"/>
      <text:p text:style-name="P11"><text:span text:style-name="T7"><text:tab/>Λαμβάνοντας υπόψη τα παραπάνω, η παρούσα διπλωματική εργασία εκπονήθηκε με σκοπό την ανάπτυξη μίας ψηφιακής πλατφόρμας κοινωνικής δικτύωσης, η οποία δίνει στους χρήστες την δυνατότητα πλήρους ελέγχου των προσωπικών τους δεδομένων. Οι χρήστες έχουν δηλαδή την ευχέρεια και επιλογή να απέχουν από την πλατφόρμα, να ορίσουν τις φυσικές αποστάσεις στις οποίες θα δραστηριοποιούνται, αλλά και να περιορίσουν την ορατότητα των δεδομένων τους ως προς τους υπόλοιπους χρήστες. Παράλληλα, η πλατφόρμα αυτή θα επιτρέπει στους χρήστες να δραστηριοποιούνται με γνώριμες λειτουργίες όπως είναι η δημοσίευση status, η συμμετοχή σε συζητήσεις και η αντίδραση μέσω αντιδράσεων “like” ως προς τις δραστηριότητες άλλων χρηστών εντός του κύκλου τους.</text:span></text:p>
      <text:p text:style-name="P11"/>
      <text:p text:style-name="P11"/>
      <text:h text:style-name="P29" text:outline-level="2"><text:bookmark-start text:name="__RefHeading___Toc4809_1279794770"/>1.3 Δομή Διπλωματικής Εργασίας<text:bookmark-end text:name="__RefHeading___Toc4809_1279794770"/></text:h>
      <text:p text:style-name="P12"/>
      <text:p text:style-name="P14">Κεφάλαιο 1</text:p>
      <text:p text:style-name="P14"><text:span text:style-name="T8">Παρόν κεφάλαιο, σκοπό έχει να κατατοπίσει τον αναγνώστη ως προς το θέμα, δομή και περιεχόμενο της παρούσας διπλωματικής εργασίας</text:span></text:p>
      <text:p text:style-name="P13"><text:span text:style-name="T8"/></text:p>
      <text:p text:style-name="P14">Κεφάλαιο 2</text:p>
      <text:p text:style-name="P14"><text:span text:style-name="T8">Σε αυτό το κεφάλαιο γίνεται μία σχετική </text:span><text:span text:style-name="T9">έρευνα περί θεωρητικών θεμάτων που αφορούν το την εργασία. Τέτοια είναι η θεωρία δραστηριοτήτων, τα κοινωνικά δίκτυα, η επιρροή των κινητών συσκευών( smart-phones, tablets κλπ) στην κοινωνία και το παρόν τοπίο όσο αφορά την ψηφιακή δικτύωση και τις υπηρεσίες που την καθιστούν δυνατή.</text:span></text:p>
      <text:p text:style-name="P13"><text:span text:style-name="T9"/></text:p>
      <text:p text:style-name="P15">Κεφάλαιο 3</text:p>
      <text:p text:style-name="P15"><text:span text:style-name="T8">Στη συνέχεια, καταγράφονται και αναλύονται οι απαιτήσεις και τα χαρακτηριστικά της εφαρμογής που υλοποιήθηκε. Δίνεται έμφαση σε χαρακτηριστικά που δεν </text:span><text:span text:style-name="T10">αφορούν</text:span><text:span text:style-name="T8"> τεχνολογίες </text:span><text:span text:style-name="T10">ή τεχνικά γνωρίσματα. Αντ’αυτού εστιάζουμε στην οπτική γωνία του χρήστη, </text:span><text:soft-page-break/><text:span text:style-name="T10">τις δυνατότητες που θα του/ης δίνει η εφαρμογή και όλες τις λειτουργίες που θα είναι επιτρεπτές.</text:span></text:p>
      <text:p text:style-name="P15"><text:span text:style-name="T10"/></text:p>
      <text:p text:style-name="P15"><text:span text:style-name="T13">Κεφάλαιο 4</text:span></text:p>
      <text:p text:style-name="P15"><text:span text:style-name="T11">Εδώ γίνεται μία εκτενής καταγραφή του κύκλου υλοποίησης της εφαρμογής. Παρουσιάζουμε αρχικά τ</text:span><text:span text:style-name="T12">ις τεχνολογίες που επιλεγήκαν για την υλοποίηση, αναλύεται η αρχιτεκτονική του όλου συστήματος και καταγράφεται η ροή δεδομένων μεταξύ των οντοτήτων που το απαρτίζουν.</text:span></text:p>
      <text:p text:style-name="P16"><text:span text:style-name="T12"/></text:p>
      <text:p text:style-name="P18">Κεφάλαιο 5</text:p>
      <text:p text:style-name="P18"><text:span text:style-name="T8">Με την ολοκλήρωση της εφαρμογής, προχωράμε στην αξιολόγηση του από την οπτική γωνία του χρήστη. Παρουσιάζουμε αρχικά την μέθοδο αξιολόγησης που επιλέγηκε και στην συνέχεια δίνεται το ερωτηματολόγιο με το οποίο οι χρήστες κλήθηκαν να μοιραστούν την άποψή τους. Αναλύονται στη συνέχεια, τα αποτελέσματα της έρευνας αλλά και κάποια δεδομένα χρήσης που συλλέχθηκαν από το σύστημα.</text:span></text:p>
      <text:p text:style-name="P17"><text:span text:style-name="T8"/></text:p>
      <text:p text:style-name="P19">Κεφάλαιο6</text:p>
      <text:p text:style-name="P19"><text:span text:style-name="T8">Τέλος, γίνεται μία ανασκόπηση των όσων προαναφέρθηκαν και παρουσιάζονται τα συμπεράσματα που προέκυψαν από την αξιολόγηση. Γίνεται επίσης αναφορά σε πιθανές μελλοντικές προεκτάσεις.</text:span></text:p>
      <text:h text:style-name="P6" text:outline-level="1"><text:bookmark-start text:name="__RefHeading___Toc5530_1279794770"/>2. Σχετική Έρευνα<text:bookmark-end text:name="__RefHeading___Toc5530_1279794770"/></text:h>
      <text:p text:style-name="P20"/>
      <text:p text:style-name="P20"/>
      <text:h text:style-name="P30" text:outline-level="2"><text:bookmark-start text:name="__RefHeading___Toc5532_1279794770"/>2.1 Κοινωνικά Δίκτυα<text:bookmark-end text:name="__RefHeading___Toc5532_127979477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HellasTimes" svg:font-family="HellasTimes,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text-properties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class="extra">
      <style:paragraph-properties fo:orphans="2" fo:widows="2" fo:padding-left="0mm" fo:padding-right="0mm" fo:padding-top="0mm" fo:padding-bottom="0.35mm" fo:border-left="none" fo:border-right="none" fo:border-top="none" fo:border-bottom="0.74pt solid #000000">
        <style:tab-stops>
          <style:tab-stop style:position="73.25mm" style:type="center"/>
          <style:tab-stop style:position="146.51mm" style:type="right"/>
        </style:tab-stops>
      </style:paragraph-properties>
      <style:text-properties style:use-window-font-color="true" style:font-name="HellasTimes" fo:font-family="HellasTimes, 'Courier New'" style:font-family-generic="roman" style:font-pitch="variable" fo:font-size="10pt" fo:language="en" fo:country="GB" style:font-name-asian="Times New Roman" style:font-family-asian="'Times New Roman'" style:font-family-generic-asian="roman" style:font-pitch-asian="variable" style:font-size-asian="10pt" style:font-name-complex="HellasTimes" style:font-family-complex="HellasTimes, 'Courier New'" style:font-family-generic-complex="roman" style:font-pitch-complex="variable" style:font-size-complex="10pt" style:language-complex="ar" style:country-complex="SA"/>
    </style:style>
    <style:style style:name="Footer" style:family="paragraph" style:parent-style-name="Header" style:class="extra" style:master-page-name="">
      <style:paragraph-properties fo:margin-left="0mm" fo:margin-right="0mm" fo:line-height="100%" fo:text-align="start" style:justify-single-word="false" fo:text-indent="0mm" style:auto-text-indent="false" style:page-number="auto" fo:padding="0mm" fo:border="none" style:shadow="none"/>
      <style:text-properties style:font-name="HellasTimes" fo:font-family="HellasTimes, 'Courier New'" style:font-family-generic="roman" style:font-pitch="variable" fo:language="en" fo:country="GB" style:font-name-complex="HellasTimes" style:font-family-complex="HellasTimes, 'Courier New'" style:font-family-generic-complex="roman" style:font-pitch-complex="variable"/>
    </style:style>
    <style:style style:name="Contents_20_Heading" style:display-name="Contents Heading" style:family="paragraph" style:parent-style-name="Heading" style:class="index" style:master-page-name="">
      <style:paragraph-properties fo:margin-left="0mm" fo:margin-right="0mm" fo:text-indent="0mm" style:auto-text-indent="false" style:page-number="auto" text:number-lines="false" text:line-number="0"/>
      <style:text-properties fo:font-size="22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mm" fo:margin-right="0mm" fo:text-indent="0mm" style:auto-text-indent="false" style:page-number="auto" style:shadow="none">
        <style:tab-stops/>
      </style:paragraph-properties>
      <style:text-properties fo:font-size="22pt" fo:font-weight="bold" officeooo:rsid="001374c4" fo:background-color="transparent" style:font-size-asian="22pt" style:font-weight-asian="bold" style:font-size-complex="22pt" style:font-weight-complex="600"/>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6pt" fo:font-weight="bold" officeooo:rsid="001f667d" style:font-size-asian="15.6999998092651pt" style:font-weight-asian="bold" style:font-size-complex="18pt" style:font-weight-complex="600"/>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mm" fo:margin-right="0mm" fo:margin-top="2.12mm" fo:margin-bottom="2.12mm" loext:contextual-spacing="false" fo:text-indent="0m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mm" fo:margin-right="0mm" fo:margin-top="2.12mm" fo:margin-bottom="1.06mm" loext:contextual-spacing="false" fo:text-indent="0m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mm" fo:margin-right="0mm" fo:margin-top="1.06mm" fo:margin-bottom="1.06mm" loext: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0.05m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left="0mm" fo:margin-right="0mm" fo:margin-top="1.06mm" fo:margin-bottom="1.06mm" loext:contextual-spacing="false" fo:text-indent="0m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mm" fo:margin-right="0mm" fo:margin-top="1.06mm" fo:margin-bottom="1.06mm" loext:contextual-spacing="false" fo:text-indent="0m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mm" fo:margin-right="0mm" fo:margin-top="1.06mm" fo:margin-bottom="1.06mm" loext:contextual-spacing="false" fo:text-indent="0m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mm" fo:margin-right="0mm" fo:margin-top="1.06mm" fo:margin-bottom="1.06mm" loext:contextual-spacing="false" fo:text-indent="0mm"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
        <style:list-level-properties text:list-level-position-and-space-mode="label-alignment">
          <style:list-level-label-alignment text:label-followed-by="listtab" text:list-tab-stop-position="20.32mm" fo:text-indent="-7.62mm" fo:margin-left="20.32mm"/>
        </style:list-level-properties>
      </text:outline-level-style>
      <text:outline-level-style text:level="2" style:num-format="">
        <style:list-level-properties text:list-level-position-and-space-mode="label-alignment">
          <style:list-level-label-alignment text:label-followed-by="listtab" text:list-tab-stop-position="22.86mm" fo:text-indent="-10.16mm" fo:margin-left="22.86mm"/>
        </style:list-level-properties>
      </text:outline-level-style>
      <text:outline-level-style text:level="3" style:num-format="">
        <style:list-level-properties text:list-level-position-and-space-mode="label-alignment">
          <style:list-level-label-alignment text:label-followed-by="listtab" text:list-tab-stop-position="25.4mm" fo:text-indent="-12.7mm" fo:margin-left="25.4mm"/>
        </style:list-level-properties>
      </text:outline-level-style>
      <text:outline-level-style text:level="4" style:num-format="">
        <style:list-level-properties text:list-level-position-and-space-mode="label-alignment">
          <style:list-level-label-alignment text:label-followed-by="listtab" text:list-tab-stop-position="27.94mm" fo:text-indent="-15.24mm" fo:margin-left="27.94mm"/>
        </style:list-level-properties>
      </text:outline-level-style>
      <text:outline-level-style text:level="5" style:num-format="">
        <style:list-level-properties text:list-level-position-and-space-mode="label-alignment">
          <style:list-level-label-alignment text:label-followed-by="listtab" text:list-tab-stop-position="30.48mm" fo:text-indent="-17.78mm" fo:margin-left="30.48mm"/>
        </style:list-level-properties>
      </text:outline-level-style>
      <text:outline-level-style text:level="6" style:num-format="">
        <style:list-level-properties text:list-level-position-and-space-mode="label-alignment">
          <style:list-level-label-alignment text:label-followed-by="listtab" text:list-tab-stop-position="33.02mm" fo:text-indent="-20.32mm" fo:margin-left="33.02mm"/>
        </style:list-level-properties>
      </text:outline-level-style>
      <text:outline-level-style text:level="7" style:num-format="">
        <style:list-level-properties text:list-level-position-and-space-mode="label-alignment">
          <style:list-level-label-alignment text:label-followed-by="listtab" text:list-tab-stop-position="35.56mm" fo:text-indent="-22.86mm" fo:margin-left="35.56mm"/>
        </style:list-level-properties>
      </text:outline-level-style>
      <text:outline-level-style text:level="8" style:num-format="">
        <style:list-level-properties text:list-level-position-and-space-mode="label-alignment">
          <style:list-level-label-alignment text:label-followed-by="listtab" text:list-tab-stop-position="38.1mm" fo:text-indent="-25.4mm" fo:margin-left="38.1mm"/>
        </style:list-level-properties>
      </text:outline-level-style>
      <text:outline-level-style text:level="9" style:num-format="">
        <style:list-level-properties text:list-level-position-and-space-mode="label-alignment">
          <style:list-level-label-alignment text:label-followed-by="listtab" text:list-tab-stop-position="40.64mm" fo:text-indent="-27.94mm" fo:margin-left="40.64mm"/>
        </style:list-level-properties>
      </text:outline-level-style>
      <text:outline-level-style text:level="10" style:num-format="">
        <style:list-level-properties text:list-level-position-and-space-mode="label-alignment">
          <style:list-level-label-alignment text:label-followed-by="listtab" text:list-tab-stop-position="43.18mm" fo:text-indent="-30.48mm" fo:margin-left="43.1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Header">
      <style:paragraph-properties fo:text-align="start" style:justify-single-word="false">
        <style:tab-stops>
          <style:tab-stop style:position="73.25mm" style:type="center"/>
          <style:tab-stop style:position="168.15mm" style:type="right"/>
        </style:tab-stops>
      </style:paragraph-properties>
      <style:text-properties officeooo:rsid="0035f786" officeooo:paragraph-rsid="0035f786"/>
    </style:style>
    <style:style style:name="MP2" style:family="paragraph" style:parent-style-name="Footer">
      <style:paragraph-properties fo:text-align="end" style:justify-single-word="false"/>
      <style:text-properties fo:font-size="10pt" style:text-underline-style="none" officeooo:rsid="00215a0b" officeooo:paragraph-rsid="0043f0f8" style:font-size-asian="8.75pt" style:font-size-complex="10pt"/>
    </style:style>
    <style:style style:name="MP3" style:family="paragraph" style:parent-style-name="Header">
      <style:paragraph-properties fo:padding="0mm" fo:border="none"/>
    </style:style>
    <style:style style:name="MP4" style:family="paragraph" style:parent-style-name="Footer">
      <style:paragraph-properties fo:padding="0mm" fo:border="none"/>
    </style:style>
    <style:style style:name="MP5" style:family="paragraph" style:parent-style-name="Header">
      <style:paragraph-properties fo:padding="0mm" fo:border="none"/>
      <style:text-properties style:font-name="Times New Roman" fo:font-size="9pt" fo:font-weight="bold" style:font-size-asian="9pt" style:font-weight-asian="bold" style:font-name-complex="Times New Roman" style:font-size-complex="9pt"/>
    </style:style>
    <style:style style:name="MP6" style:family="paragraph" style:parent-style-name="Header">
      <style:paragraph-properties fo:padding="0mm" fo:border="none"/>
      <style:text-properties style:font-name="Times New Roman" fo:font-size="9pt" fo:font-weight="bold" style:font-size-asian="9pt" style:font-weight-asian="bold" style:font-name-complex="Times New Roman"/>
    </style:style>
    <style:style style:name="MP7" style:family="paragraph" style:parent-style-name="Footer">
      <style:paragraph-properties fo:text-align="end" style:justify-single-word="false"/>
      <style:text-properties fo:font-size="10pt" style:text-underline-style="none" officeooo:rsid="00215a0b" officeooo:paragraph-rsid="0032639d" style:font-size-asian="8.75pt" style:font-size-complex="10pt"/>
    </style:style>
    <style:style style:name="MT1" style:family="text">
      <style:text-properties officeooo:rsid="003e8834"/>
    </style:style>
    <style:style style:name="MT2" style:family="text">
      <style:text-properties style:font-name="Times New Roman" fo:font-size="9pt" fo:font-weight="bold" style:font-size-asian="9pt" style:font-weight-asian="bold" style:font-name-complex="Times New Roman"/>
    </style:style>
    <style:page-layout style:name="Mpm1">
      <style:page-layout-properties fo:page-width="210.01mm" fo:page-height="297mm" style:num-format="1" style:print-orientation="portrait" fo:margin-top="20mm" fo:margin-bottom="20mm" fo:margin-left="20mm" fo:margin-right="20mm" style:shadow="none"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bottom="4.99mm"/>
      </style:header-style>
      <style:footer-style>
        <style:header-footer-properties fo:min-height="6mm" fo:margin-left="0mm" fo:margin-right="0mm" fo:margin-top="4.99mm" fo:background-color="transparent" style:dynamic-spacing="false" draw:fill="none"/>
      </style:footer-style>
    </style:page-layout>
    <style:page-layout style:name="Mpm2">
      <style:page-layout-properties fo:page-width="210.01mm" fo:page-height="297mm" style:num-format="1" style:print-orientation="portrait" fo:margin-top="12.7mm" fo:margin-bottom="12.7mm" fo:margin-left="28.01mm" fo:margin-right="25.01mm" style:writing-mode="lr-tb" style:layout-grid-color="#c0c0c0" style:layout-grid-lines="42" style:layout-grid-base-height="6.35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12.31mm" fo:margin-left="0mm" fo:margin-right="0mm" fo:margin-bottom="11.32mm" style:dynamic-spacing="true"/>
      </style:header-style>
      <style:footer-style>
        <style:header-footer-properties fo:min-height="12.31mm" fo:margin-left="0mm" fo:margin-right="0mm" fo:margin-top="11.32mm" style:dynamic-spacing="tru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top="4.99mm"/>
      </style:footer-style>
    </style:page-layout>
  </office:automatic-styles>
  <office:master-styles>
    <style:master-page style:name="Standard" style:page-layout-name="Mpm1">
      <style:header>
        <text:p text:style-name="MP1"><text:chapter text:display="name" text:outline-level="1">1. Εισαγωγή</text:chapter> <text:tab/><text:tab/><text:span text:style-name="MT1">Ζένιος Ζένιου</text:span></text:p>
      </style:header>
      <style:footer>
        <text:p text:style-name="MP2"><text:page-number text:select-page="current">5</text:page-number></text:p>
      </style:footer>
    </style:master-page>
    <style:master-page style:name="Convert_20_1" style:display-name="Convert 1" style:page-layout-name="Mpm2">
      <style:header>
        <text:p text:style-name="MP3"/>
      </style:header>
      <style:footer>
        <text:p text:style-name="MP4"/>
      </style:footer>
    </style:master-page>
    <style:master-page style:name="Convert_20_2" style:display-name="Convert 2" style:page-layout-name="Mpm2">
      <style:header>
        <text:p text:style-name="MP5">Υπόδειγμα φύλλου τίτλου (μπροστινή σελίδα) του αντιτύπου που υποβάλλεται στις βιβλιοθήκες (διπλωματική εργασία)</text:p>
      </style:header>
      <style:footer>
        <text:p text:style-name="MP4"/>
      </style:footer>
    </style:master-page>
    <style:master-page style:name="Convert_20_3" style:display-name="Convert 3" style:page-layout-name="Mpm2">
      <style:header>
        <text:p text:style-name="MP6">Υπόδειγμα φύλλου τίτλου (πίσω σελίδα) του αντιτύπου που υποβάλλεται στις βιβλιοθήκες (διπλωματική εργασία)</text:p>
      </style:header>
      <style:footer>
        <text:p text:style-name="MP4"/>
      </style:footer>
    </style:master-page>
    <style:master-page style:name="Convert_20_4" style:display-name="Convert 4" style:page-layout-name="Mpm2">
      <style:header>
        <text:p text:style-name="MP3"><text:span text:style-name="MT2">Υπόδειγμα περίληψης (abstract) στα ελληνικά του αντιτύπου που υποβάλλεται στις βιβλιοθήκες</text:span></text:p>
      </style:header>
      <style:footer>
        <text:p text:style-name="MP4"/>
      </style:footer>
    </style:master-page>
    <style:master-page style:name="Convert_20_5" style:display-name="Convert 5" style:page-layout-name="Mpm2">
      <style:header>
        <text:p text:style-name="MP3"/>
      </style:header>
      <style:footer>
        <text:p text:style-name="MP4"/>
      </style:footer>
    </style:master-page>
    <style:master-page style:name="Convert_20_6" style:display-name="Convert 6" style:page-layout-name="Mpm2">
      <style:header>
        <text:p text:style-name="MP3"><text:span text:style-name="MT2">Υπόδειγμα περίληψης (abstract) στα αγγλικά του αντιτύπου που υποβάλλεται στις βιβλιοθήκες</text:span></text:p>
      </style:header>
      <style:footer>
        <text:p text:style-name="MP4"/>
      </style:footer>
    </style:master-page>
    <style:master-page style:name="Convert_20_7" style:display-name="Convert 7" style:page-layout-name="Mpm2">
      <style:header>
        <text:p text:style-name="MP3"/>
      </style:header>
      <style:footer>
        <text:p text:style-name="MP4"/>
      </style:footer>
    </style:master-page>
    <style:master-page style:name="First_20_Page" style:display-name="First Page" style:page-layout-name="Mpm3" style:next-style-name="Standard">
      <style:footer>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3:12:14.712062524</meta:creation-date>
    <dc:date>2018-01-28T19:00:13.518901911</dc:date>
    <meta:editing-duration>PT4H54M25S</meta:editing-duration>
    <meta:editing-cycles>66</meta:editing-cycles>
    <meta:generator>LibreOffice/5.1.6.2$Linux_X86_64 LibreOffice_project/10m0$Build-2</meta:generator>
    <meta:document-statistic meta:table-count="0" meta:image-count="0" meta:object-count="0" meta:page-count="5" meta:paragraph-count="36" meta:word-count="690" meta:character-count="4778" meta:non-whitespace-character-count="4111"/>
  </office:meta>
</office:document-meta>
</file>